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3.389cm" fo:min-width="2.9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2.555cm" fo:min-width="1.28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464cm" fo:min-width="2.19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43729d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43729d" draw:stroke-linejoin="miter" draw:fill="solid" draw:fill-color="#002060" draw:textarea-vertical-align="middle" draw:auto-grow-height="false" draw:fit-to-size="false" fo:min-height="0.537cm" fo:min-width="1.272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custom-shape draw:name="Rectangle 3" draw:style-name="gr1" draw:text-style-name="P2" draw:layer="layout" svg:width="3.449cm" svg:height="3.638cm" svg:x="7.279cm" svg:y="2.692cm">
          <text:p text:style-name="P1"><text:span text:style-name="T1">Master 1</text:span></text:p>
          <draw:enhanced-geometry draw:mirror-horizontal="false" draw:mirror-vertical="false" svg:viewBox="0 0 3450 36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2" draw:layer="layout" svg:width="1.781cm" svg:height="2.804cm" svg:x="0.72cm" svg:y="7.923cm">
          <text:p text:style-name="P1"><text:span text:style-name="T2">Slave1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" draw:text-style-name="P2" draw:layer="layout" svg:width="1.781cm" svg:height="2.804cm" svg:x="3.532cm" svg:y="7.923cm">
          <text:p text:style-name="P1"><text:span text:style-name="T2">Slave2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2" draw:layer="layout" svg:width="1.781cm" svg:height="2.804cm" svg:x="6.887cm" svg:y="7.923cm">
          <text:p text:style-name="P1"><text:span text:style-name="T2">Slave3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2" draw:layer="layout" svg:width="1.781cm" svg:height="2.804cm" svg:x="10.239cm" svg:y="7.923cm">
          <text:p text:style-name="P1"><text:span text:style-name="T2">Slave4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1.781cm" svg:height="2.804cm" svg:x="13.675cm" svg:y="7.923cm">
          <text:p text:style-name="P1"><text:span text:style-name="T2">Slave5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2" draw:layer="layout" svg:width="1.781cm" svg:height="2.804cm" svg:x="17.11cm" svg:y="7.923cm">
          <text:p text:style-name="P1"><text:span text:style-name="T2">Slave6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2" draw:layer="layout" svg:width="8.271cm" svg:height="1.013cm" svg:x="6.927cm" svg:y="0.986cm">
          <text:p text:style-name="P3"><text:span text:style-name="T3">Centralised Messaging System</text:span></text:p>
          <draw:enhanced-geometry draw:mirror-horizontal="false" draw:mirror-vertical="false" svg:viewBox="0 0 8272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" draw:text-style-name="P2" draw:layer="layout" svg:width="3.449cm" svg:height="3.638cm" svg:x="12.327cm" svg:y="2.692cm">
          <text:p text:style-name="P1"><text:span text:style-name="T1">Master 2</text:span></text:p>
          <draw:enhanced-geometry draw:mirror-horizontal="false" draw:mirror-vertical="false" svg:viewBox="0 0 3450 36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" draw:text-style-name="P2" draw:layer="layout" svg:width="6.807cm" svg:height="1.775cm" svg:x="21.092cm" svg:y="2.692cm">
          <text:list text:style-name="L2">
            <text:list-item>
              <text:p text:style-name="P3"><text:span text:style-name="T3">Application Logic <text:s/></text:span></text:p>
            </text:list-item>
            <text:list-item>
              <text:p text:style-name="P3"><text:span text:style-name="T3">Coordination Service</text:span></text:p>
            </text:list-item>
          </text:list>
          <draw:enhanced-geometry draw:mirror-horizontal="false" draw:mirror-vertical="false" svg:viewBox="0 0 6808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 xml:id="id2" draw:id="id2">
        <office:forms form:automatic-focus="false" form:apply-design-mode="false"/>
        <draw:custom-shape draw:name="Rectangle 3" draw:style-name="gr4" draw:text-style-name="P4" draw:layer="layout" svg:width="3.449cm" svg:height="3.638cm" svg:x="3.109cm" svg:y="2.692cm">
          <text:p text:style-name="P1"><text:span text:style-name="T1">Master 1</text:span></text:p>
          <draw:enhanced-geometry draw:mirror-horizontal="false" draw:mirror-vertical="false" svg:viewBox="0 0 3450 36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2" draw:layer="layout" svg:width="3.449cm" svg:height="3.638cm" svg:x="7.778cm" svg:y="2.692cm">
          <text:p text:style-name="P1"><text:span text:style-name="T1">Master 2</text:span></text:p>
          <draw:enhanced-geometry draw:mirror-horizontal="false" draw:mirror-vertical="false" svg:viewBox="0 0 3450 36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3.449cm" svg:height="3.638cm" svg:x="12.447cm" svg:y="2.692cm">
          <text:p text:style-name="P1"><text:span text:style-name="T1">Master 3</text:span></text:p>
          <draw:enhanced-geometry draw:mirror-horizontal="false" draw:mirror-vertical="false" svg:viewBox="0 0 3450 36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2" draw:layer="layout" svg:width="1.781cm" svg:height="2.804cm" svg:x="0.72cm" svg:y="7.923cm">
          <text:p text:style-name="P1"><text:span text:style-name="T2">Slave1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" draw:text-style-name="P2" draw:layer="layout" svg:width="1.781cm" svg:height="2.804cm" svg:x="3.532cm" svg:y="7.923cm">
          <text:p text:style-name="P1"><text:span text:style-name="T2">Slave2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2" draw:layer="layout" svg:width="1.781cm" svg:height="2.804cm" svg:x="6.887cm" svg:y="7.923cm">
          <text:p text:style-name="P1"><text:span text:style-name="T2">Slave3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2" draw:layer="layout" svg:width="1.781cm" svg:height="2.804cm" svg:x="10.239cm" svg:y="7.923cm">
          <text:p text:style-name="P1"><text:span text:style-name="T2">Slave4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1.781cm" svg:height="2.804cm" svg:x="13.675cm" svg:y="7.923cm">
          <text:p text:style-name="P1"><text:span text:style-name="T2">Slave5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4" draw:layer="layout" svg:width="1.781cm" svg:height="2.804cm" svg:x="17.11cm" svg:y="7.923cm">
          <text:p text:style-name="P1"><text:span text:style-name="T2">Slave6</text:span></text:p>
          <draw:enhanced-geometry draw:mirror-horizontal="false" draw:mirror-vertical="false" svg:viewBox="0 0 1782 28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6" draw:text-style-name="P5" draw:layer="layout" svg:x1="23.921cm" svg:y1="1.099cm" svg:x2="23.921cm" svg:y2="17.666cm">
          <text:p/>
        </draw:line>
        <draw:line draw:name="Straight Connector 16" draw:style-name="gr7" draw:text-style-name="P5" draw:layer="layout" svg:x1="24.148cm" svg:y1="2.426cm" svg:x2="27.371cm" svg:y2="2.388cm">
          <text:p/>
        </draw:line>
        <draw:custom-shape draw:name="TextBox 17" draw:style-name="gr2" draw:text-style-name="P2" draw:layer="layout" svg:width="7.623cm" svg:height="3.299cm" svg:x="2.543cm" svg:y="13.117cm">
          <text:p text:style-name="P3"><text:span text:style-name="T3">Name Service</text:span></text:p>
          <text:p text:style-name="P3"><text:span text:style-name="T3">Locking/Synchronization</text:span></text:p>
          <text:p text:style-name="P3"><text:span text:style-name="T3">Configuration Management</text:span></text:p>
          <text:p text:style-name="P3"><text:span text:style-name="T3">Master Election</text:span></text:p>
          <draw:enhanced-geometry draw:mirror-horizontal="false" draw:mirror-vertical="false" svg:viewBox="0 0 762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" draw:text-style-name="P2" draw:layer="layout" svg:width="2.766cm" svg:height="0.985cm" svg:x="26.158cm" svg:y="1.896cm">
          <text:p text:style-name="P1"><text:span text:style-name="T1">Masters</text:span></text:p>
          <draw:enhanced-geometry draw:mirror-horizontal="false" draw:mirror-vertical="false" svg:viewBox="0 0 2767 9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8" draw:text-style-name="P5" draw:layer="layout" svg:x1="27.371cm" svg:y1="2.388cm" svg:x2="27.371cm" svg:y2="6.331cm">
          <text:p/>
        </draw:line>
        <draw:line draw:name="Straight Connector 22" draw:style-name="gr8" draw:text-style-name="P5" draw:layer="layout" svg:x1="27.371cm" svg:y1="3.942cm" svg:x2="29.494cm" svg:y2="3.942cm">
          <text:p/>
        </draw:line>
        <draw:line draw:name="Straight Connector 23" draw:style-name="gr8" draw:text-style-name="P5" draw:layer="layout" svg:x1="27.371cm" svg:y1="5.124cm" svg:x2="29.494cm" svg:y2="5.124cm">
          <text:p/>
        </draw:line>
        <draw:line draw:name="Straight Connector 25" draw:style-name="gr8" draw:text-style-name="P5" draw:layer="layout" svg:x1="27.339cm" svg:y1="6.305cm" svg:x2="29.462cm" svg:y2="6.305cm">
          <text:p/>
        </draw:line>
        <draw:custom-shape draw:name="Rectangle 27" draw:style-name="gr9" draw:text-style-name="P4" draw:layer="layout" svg:width="2.695cm" svg:height="0.713cm" svg:x="29.576cm" svg:y="3.532cm">
          <text:p text:style-name="P1"><text:span text:style-name="T2">Masters1</text:span></text:p>
          <draw:enhanced-geometry draw:mirror-horizontal="false" draw:mirror-vertical="false" svg:viewBox="0 0 2696 7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" draw:text-style-name="P2" draw:layer="layout" svg:width="2.695cm" svg:height="0.713cm" svg:x="29.583cm" svg:y="4.676cm">
          <text:p text:style-name="P1"><text:span text:style-name="T2">Masters2</text:span></text:p>
          <draw:enhanced-geometry draw:mirror-horizontal="false" draw:mirror-vertical="false" svg:viewBox="0 0 2696 7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draw:layer="layout" svg:width="2.695cm" svg:height="0.713cm" svg:x="29.475cm" svg:y="5.819cm">
          <text:p text:style-name="P1"><text:span text:style-name="T2">Masters3</text:span></text:p>
          <draw:enhanced-geometry draw:mirror-horizontal="false" draw:mirror-vertical="false" svg:viewBox="0 0 2696 7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7" draw:text-style-name="P5" draw:layer="layout" svg:x1="24.051cm" svg:y1="8.093cm" svg:x2="27.273cm" svg:y2="8.055cm">
          <text:p/>
        </draw:line>
        <draw:custom-shape draw:name="Rectangle 32" draw:style-name="gr1" draw:text-style-name="P2" draw:layer="layout" svg:width="2.766cm" svg:height="0.985cm" svg:x="26.06cm" svg:y="7.563cm">
          <text:p text:style-name="P1"><text:span text:style-name="T1">Slaves</text:span></text:p>
          <draw:enhanced-geometry draw:mirror-horizontal="false" draw:mirror-vertical="false" svg:viewBox="0 0 2767 9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3" draw:style-name="gr8" draw:text-style-name="P5" draw:layer="layout" svg:x1="27.273cm" svg:y1="8.055cm" svg:x2="27.273cm" svg:y2="11.998cm">
          <text:p/>
        </draw:line>
        <draw:line draw:name="Straight Connector 34" draw:style-name="gr8" draw:text-style-name="P5" draw:layer="layout" svg:x1="27.273cm" svg:y1="9.61cm" svg:x2="29.396cm" svg:y2="9.61cm">
          <text:p/>
        </draw:line>
        <draw:line draw:name="Straight Connector 35" draw:style-name="gr8" draw:text-style-name="P5" draw:layer="layout" svg:x1="27.273cm" svg:y1="10.791cm" svg:x2="29.396cm" svg:y2="10.791cm">
          <text:p/>
        </draw:line>
        <draw:line draw:name="Straight Connector 36" draw:style-name="gr8" draw:text-style-name="P5" draw:layer="layout" svg:x1="27.241cm" svg:y1="11.973cm" svg:x2="29.364cm" svg:y2="11.973cm">
          <text:p/>
        </draw:line>
        <draw:custom-shape draw:name="Rectangle 37" draw:style-name="gr1" draw:text-style-name="P2" draw:layer="layout" svg:width="2.695cm" svg:height="0.713cm" svg:x="29.479cm" svg:y="9.2cm">
          <text:p text:style-name="P1"><text:span text:style-name="T2">Slave1</text:span></text:p>
          <draw:enhanced-geometry draw:mirror-horizontal="false" draw:mirror-vertical="false" svg:viewBox="0 0 2696 7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" draw:text-style-name="P2" draw:layer="layout" svg:width="2.695cm" svg:height="0.713cm" svg:x="29.485cm" svg:y="10.343cm">
          <text:p text:style-name="P1"><text:span text:style-name="T2">Slave2</text:span></text:p>
          <draw:enhanced-geometry draw:mirror-horizontal="false" draw:mirror-vertical="false" svg:viewBox="0 0 2696 7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" draw:text-style-name="P2" draw:layer="layout" svg:width="2.695cm" svg:height="0.713cm" svg:x="29.377cm" svg:y="11.487cm">
          <text:p text:style-name="P1"><text:span text:style-name="T2">Slave3</text:span></text:p>
          <draw:enhanced-geometry draw:mirror-horizontal="false" draw:mirror-vertical="false" svg:viewBox="0 0 2696 7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0" draw:style-name="gr8" draw:text-style-name="P5" draw:layer="layout" svg:x1="27.241cm" svg:y1="11.55cm" svg:x2="27.241cm" svg:y2="15.492cm">
          <text:p/>
        </draw:line>
        <draw:line draw:name="Straight Connector 41" draw:style-name="gr8" draw:text-style-name="P5" draw:layer="layout" svg:x1="27.241cm" svg:y1="13.104cm" svg:x2="29.364cm" svg:y2="13.104cm">
          <text:p/>
        </draw:line>
        <draw:line draw:name="Straight Connector 42" draw:style-name="gr8" draw:text-style-name="P5" draw:layer="layout" svg:x1="27.241cm" svg:y1="14.285cm" svg:x2="29.364cm" svg:y2="14.285cm">
          <text:p/>
        </draw:line>
        <draw:line draw:name="Straight Connector 43" draw:style-name="gr8" draw:text-style-name="P5" draw:layer="layout" svg:x1="27.21cm" svg:y1="15.467cm" svg:x2="29.333cm" svg:y2="15.467cm">
          <text:p/>
        </draw:line>
        <draw:custom-shape draw:name="Rectangle 44" draw:style-name="gr1" draw:text-style-name="P2" draw:layer="layout" svg:width="2.695cm" svg:height="0.713cm" svg:x="29.447cm" svg:y="12.694cm">
          <text:p text:style-name="P1"><text:span text:style-name="T2">Slave4</text:span></text:p>
          <draw:enhanced-geometry draw:mirror-horizontal="false" draw:mirror-vertical="false" svg:viewBox="0 0 2696 7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" draw:text-style-name="P2" draw:layer="layout" svg:width="2.695cm" svg:height="0.713cm" svg:x="29.453cm" svg:y="13.837cm">
          <text:p text:style-name="P1"><text:span text:style-name="T2">Slave5</text:span></text:p>
          <draw:enhanced-geometry draw:mirror-horizontal="false" draw:mirror-vertical="false" svg:viewBox="0 0 2696 7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4" draw:layer="layout" svg:width="2.695cm" svg:height="0.713cm" svg:x="29.346cm" svg:y="14.981cm">
          <text:p text:style-name="P1"><text:span text:style-name="T2">Slave6</text:span></text:p>
          <draw:enhanced-geometry draw:mirror-horizontal="false" draw:mirror-vertical="false" svg:viewBox="0 0 2696 7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" draw:text-style-name="P2" draw:layer="layout" svg:width="8.648cm" svg:height="5.585cm" svg:x="13.115cm" svg:y="13.051cm">
          <text:p text:style-name="P3"><text:span text:style-name="T3">Znode</text:span></text:p>
          <text:p text:style-name="P3"><text:span text:style-name="T3">Persistent or Ephemeral</text:span></text:p>
          <text:p text:style-name="P3"><text:span text:style-name="T3">Optional Sequential Numbering</text:span></text:p>
          <text:p text:style-name="P3"><text:span text:style-name="T3"/></text:p>
          <text:p text:style-name="P3"><text:span text:style-name="T3">Can Hold data (like a file)</text:span></text:p>
          <text:p text:style-name="P3"><text:span text:style-name="T3">Persistent ones can have </text:span></text:p>
          <text:p text:style-name="P3"><text:span text:style-name="T3">Children(like directory)</text:span></text:p>
          <draw:enhanced-geometry draw:mirror-horizontal="false" draw:mirror-vertical="false" svg:viewBox="0 0 86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2" draw:layer="layout" svg:width="10.058cm" svg:height="1.013cm" svg:x="23.461cm" svg:y="0.114cm">
          <text:p text:style-name="P3"><text:span text:style-name="T4">ZK Stores info in a tree like structure</text:span></text:p>
          <draw:enhanced-geometry draw:mirror-horizontal="false" draw:mirror-vertical="false" svg:viewBox="0 0 1005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2" draw:layer="layout" svg:width="6.115cm" svg:height="1.206cm" svg:x="6.887cm" svg:y="11.487cm">
          <text:p text:style-name="P1"><text:span text:style-name="T1">Resource</text:span></text:p>
          <draw:enhanced-geometry draw:mirror-horizontal="false" draw:mirror-vertical="false" svg:viewBox="0 0 6116 12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4" draw:layer="layout" svg:width="1.771cm" svg:height="0.786cm" svg:x="0.73cm" svg:y="10.014cm">
          <text:p text:style-name="P1"><text:span text:style-name="T1">ZK1</text:span></text:p>
          <draw:enhanced-geometry draw:mirror-horizontal="false" draw:mirror-vertical="false" svg:viewBox="0 0 2071 7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2" draw:layer="layout" svg:width="7.806cm" svg:height="2.537cm" svg:x="16.113cm" svg:y="1.822cm">
          <text:list text:style-name="L2">
            <text:list-item>
              <text:p text:style-name="P3"><text:span text:style-name="T3">Create child node</text:span></text:p>
            </text:list-item>
            <text:list-item>
              <text:p text:style-name="P3"><text:span text:style-name="T3">Data written to ZN</text:span></text:p>
            </text:list-item>
            <text:list-item>
              <text:p text:style-name="P3"><text:span text:style-name="T3">Ephemeral node deleted</text:span></text:p>
            </text:list-item>
          </text:list>
          <draw:enhanced-geometry draw:mirror-horizontal="false" draw:mirror-vertical="false" svg:viewBox="0 0 7807 25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" draw:text-style-name="P2" draw:layer="layout" svg:width="5.024cm" svg:height="1.098cm" svg:x="16.394cm" svg:y="0.988cm">
          <text:p text:style-name="P3"><text:span text:style-name="T5">Zk gets notified</text:span></text:p>
          <draw:enhanced-geometry draw:mirror-horizontal="false" draw:mirror-vertical="false" svg:viewBox="0 0 5025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" draw:text-style-name="P2" draw:layer="layout" svg:width="3.06cm" svg:height="1.013cm" svg:x="27.881cm" svg:y="1.479cm">
          <text:p text:style-name="P3"><text:span text:style-name="T3">persistent</text:span></text:p>
          <draw:enhanced-geometry draw:mirror-horizontal="false" draw:mirror-vertical="false" svg:viewBox="0 0 306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4" draw:layer="layout" svg:width="1.771cm" svg:height="0.786cm" svg:x="10.239cm" svg:y="10cm">
          <text:p text:style-name="P1"><text:span text:style-name="T1">ZK2</text:span></text:p>
          <draw:enhanced-geometry draw:mirror-horizontal="false" draw:mirror-vertical="false" svg:viewBox="0 0 2071 7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4" draw:layer="layout" svg:width="1.771cm" svg:height="0.786cm" svg:x="17.11cm" svg:y="9.941cm">
          <text:p text:style-name="P1"><text:span text:style-name="T1">ZK3</text:span></text:p>
          <draw:enhanced-geometry draw:mirror-horizontal="false" draw:mirror-vertical="false" svg:viewBox="0 0 2071 7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6-01-05">05/01/16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User</meta:initial-creator>
    <meta:editing-cycles>17</meta:editing-cycles>
    <meta:creation-date>2013-12-23T01:35:49</meta:creation-date>
    <dc:date>2016-01-05T08:46:40.729000000</dc:date>
    <meta:editing-duration>PT34M34S</meta:editing-duration>
    <meta:generator>LibreOffice/4.3.4.1$Windows_x86 LibreOffice_project/bc356b2f991740509f321d70e4512a6a54c5f243</meta:generator>
    <meta:document-statistic meta:object-count="8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